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ackground-color="#dddddd" fo:border="0.99pt solid #000000"/>
    </style:style>
    <style:style style:name="ce3" style:family="table-cell" style:parent-style-name="Default">
      <style:table-cell-properties fo:background-color="#eeeeee" fo:border="0.99pt solid #000000"/>
    </style:style>
    <style:style style:name="ce4" style:family="table-cell" style:parent-style-name="Default">
      <style:table-cell-properties fo:background-color="#333333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8" table:default-cell-style-name="ce1"/>
        <table:table-row table:style-name="ro1">
          <table:table-cell table:style-name="ce1"/>
          <table:table-cell table:style-name="ce2" office:value-type="string" calcext:value-type="string">
            <text:p>Dom</text:p>
          </table:table-cell>
          <table:table-cell table:style-name="ce2" office:value-type="string" calcext:value-type="string">
            <text:p>Ini</text:p>
          </table:table-cell>
          <table:table-cell table:style-name="ce2" office:value-type="string" calcext:value-type="string">
            <text:p>Stet</text:p>
          </table:table-cell>
          <table:table-cell table:style-name="ce2" office:value-type="string" calcext:value-type="string">
            <text:p>Gew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]/SUM([.B2:.E2])" office:value-type="float" office:value="0.58974358974359" calcext:value-type="float">
            <text:p>0,58974358974359</text:p>
          </table:table-cell>
          <table:table-cell table:formula="of:=[.B2]/SUM([.B2:.B5])" office:value-type="float" office:value="0.638888888888889" calcext:value-type="float">
            <text:p>0,638888888888889</text:p>
          </table:table-cell>
          <table:table-cell table:formula="of:=2*[.G2]*[.H2]/([.G2]+[.H2])" office:value-type="float" office:value="0.613333333333333" calcext:value-type="float">
            <text:p>0,613333333333333</text:p>
          </table:table-cell>
        </table:table-row>
        <table:table-row table:style-name="ro1">
          <table:table-cell office:value-type="string" calcext:value-type="string">
            <text:p>Ini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C3]/SUM([.B3:.E3])" office:value-type="float" office:value="0.723404255319149" calcext:value-type="float">
            <text:p>0,723404255319149</text:p>
          </table:table-cell>
          <table:table-cell table:style-name="ce3" table:formula="of:=[.C3]/SUM([.C2:.C5])" office:value-type="float" office:value="0.68" calcext:value-type="float">
            <text:p>0,68</text:p>
          </table:table-cell>
          <table:table-cell table:style-name="ce3" table:formula="of:=2*[.G3]*[.H3]/([.G3]+[.H3])" office:value-type="float" office:value="0.701030927835052" calcext:value-type="float">
            <text:p>0,701030927835052</text:p>
          </table:table-cell>
        </table:table-row>
        <table:table-row table:style-name="ro1">
          <table:table-cell office:value-type="string" calcext:value-type="string">
            <text:p>Stet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D4]/SUM([.B4:.E4])" office:value-type="string" office:string-value="" calcext:value-type="error">
            <text:p>#DIV/0!</text:p>
          </table:table-cell>
          <table:table-cell table:formula="of:=[.D4]/SUM([.D2:.D5])" office:value-type="string" office:string-value="" calcext:value-type="error">
            <text:p>#DIV/0!</text:p>
          </table:table-cell>
          <table:table-cell table:formula="of:=2*[.G4]*[.H4]/([.G4]+[.H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ew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E5]/SUM([.B5:.E5])" office:value-type="string" office:string-value="" calcext:value-type="error">
            <text:p>#DIV/0!</text:p>
          </table:table-cell>
          <table:table-cell table:style-name="ce3" table:formula="of:=[.E5]/SUM([.E2:.E5])" office:value-type="string" office:string-value="" calcext:value-type="error">
            <text:p>#DIV/0!</text:p>
          </table:table-cell>
          <table:table-cell table:style-name="ce3" table:formula="of:=2*[.G5]*[.H5]/([.G5]+[.H5])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4"/>
          <table:table-cell table:formula="of:=([.B2]+[.C3]+[.D4]+[.E5])/SUM([.B2:.E5])" office:value-type="float" office:value="0.662790697674419" calcext:value-type="float">
            <text:p>0,662790697674419</text:p>
          </table:table-cell>
          <table:table-cell table:formula="of:=SUM([.G2:.G5])/4" office:value-type="string" office:string-value="" calcext:value-type="error">
            <text:p>#DIV/0!</text:p>
          </table:table-cell>
          <table:table-cell table:formula="of:=SUM([.H2:.H5])/4" office:value-type="string" office:string-value="" calcext:value-type="error">
            <text:p>#DIV/0!</text:p>
          </table:table-cell>
          <table:table-cell table:formula="of:=SUM([.I2:.I5])/4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12:57:53.0420313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20:41:27.911000000</meta:creation-date>
    <dc:date>2019-12-04T14:23:02.394156840</dc:date>
    <meta:editing-duration>PT1H21M36S</meta:editing-duration>
    <meta:editing-cycles>5</meta:editing-cycles>
    <meta:generator>LibreOffice/6.0.7.3$Linux_X86_64 LibreOffice_project/00m0$Build-3</meta:generator>
    <meta:document-statistic meta:table-count="1" meta:cell-count="45" meta:object-count="0"/>
  </office:meta>
</office:document-meta>
</file>